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803ca" officeooo:paragraph-rsid="001803ca"/>
    </style:style>
    <style:style style:name="P2" style:family="paragraph" style:parent-style-name="Standard">
      <style:text-properties officeooo:rsid="00191ce8" officeooo:paragraph-rsid="00191ce8"/>
    </style:style>
    <style:style style:name="P3" style:family="paragraph" style:parent-style-name="Standard">
      <style:text-properties style:text-underline-style="solid" style:text-underline-width="auto" style:text-underline-color="font-color" officeooo:rsid="001803ca" officeooo:paragraph-rsid="001803ca"/>
    </style:style>
    <style:style style:name="P4" style:family="paragraph" style:parent-style-name="Standard">
      <style:text-properties officeooo:rsid="001af389" officeooo:paragraph-rsid="001af389"/>
    </style:style>
    <style:style style:name="P5" style:family="paragraph" style:parent-style-name="Standard">
      <style:text-properties officeooo:rsid="001c6499" officeooo:paragraph-rsid="001c6499"/>
    </style:style>
    <style:style style:name="T1" style:family="text">
      <style:text-properties officeooo:rsid="00191ce8"/>
    </style:style>
    <style:style style:name="T2" style:family="text">
      <style:text-properties officeooo:rsid="001c6499"/>
    </style:style>
    <style:style style:name="T3" style:family="text">
      <style:text-properties officeooo:rsid="001cce0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n a superficie del sol apareció <text:s/>una singular mancha solar, una muy inusualmente mas grande que todas las que se habían detectado, <text:span text:style-name="T2">sin previo aviso, 19 días después de su descubrimiento, se produjo la tormenta solar mas fuerte jamas registrada, y la mancha, desaparecio, dejando una aurora boreal que cubrió todo el planeta.</text:span></text:p>
      <text:p text:style-name="P4"/>
      <text:p text:style-name="P5">Durante la tormenta, aparecieron pilares de luz, como los producidos e<text:span text:style-name="T3">n Siveria, evidentemente, estos no eran una ilusión óptica producida por la nieve, estos pilares, eran las almas, que entraron a nuestro mundo.</text:span></text:p>
      <text:p text:style-name="P1"/>
      <text:p text:style-name="P3"/>
      <text:p text:style-name="P1"/>
      <text:p text:style-name="P1"/>
      <text:p text:style-name="P1"/>
      <text:p text:style-name="P1"/>
      <text:p text:style-name="P1">D<text:span text:style-name="T1">í</text:span>a uno.</text:p>
      <text:p text:style-name="P1"/>
      <text:p text:style-name="P1">Siempre me han gustado las auroras boreales, tienen algo tan único en su colorido brillo que te atrapa el pensamiento, uno de mis deseos era poder ver una cuando viajara al norte, pero jamas se me paso por la cabeza que vería una tan grande y sin igual como esa noche… <text:span text:style-name="T1">El aterrador detalle es que esa noche… Estaba en México, la gran aurora cubrió todo el planeta, nadie se esperaba algo como eso. Pero yo vi algo mas, un pilar de luz, casi igual que los que se producen en Siberia, pero este era diferente, este producía calor.</text:span></text:p>
      <text:p text:style-name="P3"/>
      <text:p text:style-name="P2">Como era de esperarse, las comunicaciones se hicieron inestables, mucha de la red eléctrica se fue al infierno, </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9T16:25:10.428074352</meta:creation-date>
    <dc:date>2017-03-09T17:26:01.271787106</dc:date>
    <meta:editing-duration>PT50M39S</meta:editing-duration>
    <meta:editing-cycles>5</meta:editing-cycles>
    <meta:generator>LibreOffice/5.1.6.2$Linux_X86_64 LibreOffice_project/10m0$Build-2</meta:generator>
    <meta:document-statistic meta:table-count="0" meta:image-count="0" meta:object-count="0" meta:page-count="1" meta:paragraph-count="5" meta:word-count="205" meta:character-count="1186" meta:non-whitespace-character-count="984"/>
  </office:meta>
</office:document-meta>
</file>